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eworthy-Light" svg:font-family="Noteworthy-Light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20_Style">
      <style:text-properties fo:color="#000000" fo:font-size="12pt" style:font-size-asian="12pt" style:font-size-complex="12pt"/>
    </style:style>
    <style:style style:name="P2" style:family="paragraph" style:parent-style-name="Default_20_Style" style:master-page-name="Standard">
      <style:paragraph-properties style:page-number="auto"/>
      <style:text-properties fo:color="#000000" style:font-name="Verdana" fo:font-size="12pt" fo:font-style="italic" fo:font-weight="bold" style:font-name-asian="Helvetic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3" style:family="paragraph" style:parent-style-name="Default_20_Style">
      <style:text-properties fo:color="#94bd5e" style:font-name="Verdana"/>
    </style:style>
    <style:style style:name="P4" style:family="paragraph" style:parent-style-name="Default_20_Style">
      <style:text-properties fo:color="#94bd5e" style:font-name="Verdan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P5" style:family="paragraph" style:parent-style-name="Default_20_Style">
      <style:text-properties fo:color="#94bd5e" style:font-name="Verdana" fo:font-size="12pt" fo:font-style="italic" fo:font-weight="bold" style:font-name-asian="Helvetic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6" style:family="paragraph" style:parent-style-name="Default_20_Style">
      <style:text-properties fo:color="#94bd5e" style:font-name="Verdana" fo:font-size="12pt" fo:font-style="italic" fo:font-weight="normal" style:font-name-asian="Helvetica1" style:font-size-asian="12pt" style:font-style-asian="italic" style:font-weight-asian="normal" style:font-name-complex="Helvetica1" style:font-size-complex="12pt" style:font-style-complex="italic" style:font-weight-complex="normal"/>
    </style:style>
    <style:style style:name="P7" style:family="paragraph" style:parent-style-name="Default_20_Style">
      <style:text-properties fo:color="#94bd5e" style:font-name="Verdana" fo:font-size="12pt" style:font-name-asian="Helvetica" style:font-size-asian="12pt" style:font-name-complex="Helvetica" style:font-size-complex="12pt"/>
    </style:style>
    <style:style style:name="P8" style:family="paragraph" style:parent-style-name="Default_20_Style">
      <style:text-properties fo:color="#94bd5e" style:font-name="Verdana" fo:font-size="12pt" style:font-name-asian="Noteworthy-Light" style:font-size-asian="12pt" style:font-name-complex="Noteworthy-Light" style:font-size-complex="12pt"/>
    </style:style>
    <style:style style:name="P9" style:family="paragraph" style:parent-style-name="Default_20_Style">
      <style:text-properties fo:color="#00000a" style:font-name="Verdan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P10" style:family="paragraph" style:parent-style-name="Default_20_Style">
      <style:text-properties fo:color="#00000a" style:font-name="Verdana" fo:font-size="12pt" style:font-name-asian="Noteworthy-Light" style:font-size-asian="12pt" style:font-name-complex="Noteworthy-Light" style:font-size-complex="12pt"/>
    </style:style>
    <style:style style:name="P11" style:family="paragraph" style:parent-style-name="Default_20_Style">
      <style:text-properties fo:color="#00000a" style:font-name="Verdana" fo:font-size="10pt" fo:font-style="italic" style:font-name-asian="Noteworthy-Light" style:font-size-asian="10pt" style:font-style-asian="italic" style:font-name-complex="Noteworthy-Light" style:font-size-complex="10pt" style:font-style-complex="italic"/>
    </style:style>
    <style:style style:name="P12" style:family="paragraph" style:parent-style-name="Default_20_Style">
      <style:text-properties fo:color="#000000" style:font-name="Verdana" fo:font-size="12pt" style:font-name-asian="Helvetica" style:font-size-asian="12pt" style:font-name-complex="Helvetica" style:font-size-complex="12pt"/>
    </style:style>
    <style:style style:name="P13" style:family="paragraph" style:parent-style-name="Default_20_Style">
      <style:text-properties style:font-name="Verdana"/>
    </style:style>
    <style:style style:name="P14" style:family="paragraph" style:parent-style-name="Default_20_Style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Default_20_Style">
      <style:text-properties style:font-name="Verdana" fo:font-size="10pt" style:font-size-asian="10pt" style:font-size-complex="10pt"/>
    </style:style>
    <style:style style:name="P16" style:family="paragraph" style:parent-style-name="Default_20_Style" style:master-page-name="Converted1">
      <style:paragraph-properties style:page-number="auto"/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000000" style:font-name="Verdana" fo:font-size="12pt" style:font-name-asian="Helvetica" style:font-size-asian="12pt" style:font-name-complex="Helvetica" style:font-size-complex="12pt"/>
    </style:style>
    <style:style style:name="T2" style:family="text">
      <style:text-properties fo:color="#000000" style:font-name="Verdana" fo:font-size="12pt" fo:font-style="italic" fo:font-weight="bold" style:font-name-asian="Helvetica" style:font-size-asian="12pt" style:font-style-asian="italic" style:font-weight-asian="bold" style:font-name-complex="Helvetica" style:font-size-complex="12pt" style:font-style-complex="italic" style:font-weight-complex="bold"/>
    </style:style>
    <style:style style:name="T3" style:family="text">
      <style:text-properties fo:color="#000000" style:font-name="Verdan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T4" style:family="text">
      <style:text-properties fo:color="#000000" style:font-name="Verdana" fo:font-size="10pt" fo:font-weight="normal" style:font-name-asian="Helvetica1" style:font-size-asian="10pt" style:font-weight-asian="normal" style:font-name-complex="Helvetica1" style:font-size-complex="10pt" style:font-weight-complex="normal"/>
    </style:style>
    <style:style style:name="T5" style:family="text">
      <style:text-properties style:font-name="Verdana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00000a" style:font-name="Verdana" fo:font-size="12pt" style:font-name-asian="Helvetica1" style:font-size-asian="12pt" style:font-name-complex="Helvetica1" style:font-size-complex="12pt"/>
    </style:style>
    <style:style style:name="T10" style:family="text">
      <style:text-properties fo:color="#00000a" style:font-name="Verdan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T11" style:family="text">
      <style:text-properties fo:color="#00000a" style:font-name="Verdana" fo:font-size="12pt" style:font-name-asian="Noteworthy-Light" style:font-size-asian="12pt" style:font-name-complex="Noteworthy-Light" style:font-size-complex="12pt"/>
    </style:style>
    <style:style style:name="T12" style:family="text">
      <style:text-properties fo:color="#00000a" style:font-name="Verdana" fo:font-size="10pt" style:font-name-asian="Noteworthy-Light" style:font-size-asian="10pt" style:font-name-complex="Noteworthy-Light" style:font-size-complex="10pt"/>
    </style:style>
    <style:style style:name="T13" style:family="text">
      <style:text-properties fo:color="#00000a" style:font-name="Verdana" fo:font-size="10pt" fo:font-style="italic" style:font-name-asian="Noteworthy-Light" style:font-size-asian="10pt" style:font-style-asian="italic" style:font-name-complex="Noteworthy-Light" style:font-size-complex="10pt" style:font-style-complex="italic"/>
    </style:style>
    <style:style style:name="T14" style:family="text">
      <style:text-properties fo:color="#94bd5e" style:font-name="Verdana"/>
    </style:style>
    <style:style style:name="T15" style:family="text">
      <style:text-properties fo:color="#94bd5e" style:font-name="Verdana" fo:font-size="12pt" style:font-name-asian="Helvetica" style:font-size-asian="12pt" style:font-name-complex="Helvetica" style:font-size-complex="12pt"/>
    </style:style>
    <style:style style:name="T16" style:family="text">
      <style:text-properties fo:color="#94bd5e" style:font-name="Verdana" fo:font-size="12pt" fo:font-style="italic" fo:font-weight="bold" style:font-name-asian="Helvetica" style:font-size-asian="12pt" style:font-style-asian="italic" style:font-weight-asian="bold" style:font-name-complex="Helvetica" style:font-size-complex="12pt" style:font-style-complex="italic" style:font-weight-complex="bold"/>
    </style:style>
    <style:style style:name="T17" style:family="text">
      <style:text-properties fo:color="#94bd5e" style:font-name="Verdana" fo:font-size="12pt" fo:font-weight="normal" style:font-name-asian="Helvetica1" style:font-size-asian="12pt" style:font-weight-asian="normal" style:font-name-complex="Helvetica1" style:font-size-complex="12pt" style:font-weight-complex="normal"/>
    </style:style>
    <style:style style:name="T18" style:family="text">
      <style:text-properties fo:color="#94bd5e" style:font-name="Verdana" fo:font-size="12pt" fo:font-weight="normal" style:font-name-asian="Noteworthy-Light" style:font-size-asian="12pt" style:font-weight-asian="normal" style:font-name-complex="Noteworthy-Light" style:font-size-complex="12pt" style:font-weight-complex="normal"/>
    </style:style>
    <style:style style:name="T19" style:family="text">
      <style:text-properties fo:color="#ff0000" style:font-name="Verdana" fo:font-size="12pt" fo:font-style="italic" fo:font-weight="bold" style:font-name-asian="Helvetica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0" style:family="text">
      <style:text-properties fo:color="#c0c0c0" style:font-name="Verdana" fo:font-size="10pt" style:font-size-asian="10pt" style:font-size-complex="10pt"/>
    </style:style>
    <style:style style:name="T21" style:family="text">
      <style:text-properties fo:color="#ffd320" style:font-name="Verdana" fo:font-size="12pt" fo:font-style="italic" fo:font-weight="bold" style:font-name-asian="Helvetica" style:font-size-asian="12pt" style:font-style-asian="italic" style:font-weight-asian="bold" style:font-name-complex="Helvetica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HIM &amp; HER</text:p>
      <text:p text:style-name="Default_20_Style"><text:span text:style-name="T9"><text:line-break/><text:line-break/></text:span><text:span text:style-name="T16">OK – </text:span><text:span text:style-name="T17">YOUNG</text:span></text:p>
      <text:p text:style-name="P4"><text:line-break/>For whom lives his/her life with lightness and carefreeness in search of the perfect balance.</text:p>
      <text:p text:style-name="Default_20_Style"/>
      <text:p text:style-name="Default_20_Style"><text:span text:style-name="T10"><text:line-break/></text:span><text:span text:style-name="T19">OUT –</text:span><text:span text:style-name="T2"> </text:span><text:span text:style-name="T10">FIRM</text:span></text:p>
      <text:p text:style-name="Default_20_Style"><text:span text:style-name="T10"><text:line-break/></text:span><text:span text:style-name="T3">For whom likes reveling in the flow of </text:span><text:span text:style-name="T4">his/her thoughts and is always ready to take the initiative.</text:span></text:p>
      <text:p text:style-name="Default_20_Style"/>
      <text:p text:style-name="Default_20_Style"><text:span text:style-name="T10"><text:line-break/></text:span><text:span text:style-name="T19">OUT –</text:span><text:span text:style-name="T2"> </text:span><text:span text:style-name="T10">ROBUST</text:span></text:p>
      <text:p text:style-name="Default_20_Style"><text:span text:style-name="T10"><text:line-break/>For whom face life in the most profuse way but sometimes is got</text:span> carried away by <text:s/>strongs emotions</text:p>
      <text:p text:style-name="Default_20_Style"><text:span text:style-name="T10"><text:line-break/></text:span><text:span text:style-name="T21">OUT - </text:span><text:span text:style-name="T10">SPARKLING</text:span></text:p>
      <text:p text:style-name="P9"><text:line-break/>For whom is always ready to take on any challenge but needs a push of courage.</text:p>
      <text:p text:style-name="Default_20_Style"/>
      <text:p text:style-name="P5"><text:line-break/></text:p>
      <text:p text:style-name="Default_20_Style"/>
      <text:p text:style-name="Default_20_Style"><text:span text:style-name="T16">OK – </text:span><text:span text:style-name="T17">SWEET</text:span></text:p>
      <text:p text:style-name="P6"><text:line-break/>For whom wants to taste his/her life with a of sweetness letting himself/herself wind up by a soft and endearing pleasure.</text:p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><text:soft-page-break/><text:span text:style-name="T2">FOR AMAZING</text:span><text:span text:style-name="T1"><text:line-break/><text:line-break/><text:line-break/></text:span><text:span text:style-name="T19">OUT –</text:span><text:span text:style-name="T2"> </text:span><text:span text:style-name="T1">BORDEAUX STYLE </text:span></text:p>
      <text:p text:style-name="Default_20_Style"/>
      <text:p text:style-name="P12">With its classical shape, it's the protagonist in the various theatre of international wine. </text:p>
      <text:p text:style-name="Default_20_Style"/>
      <text:p text:style-name="Default_20_Style"/>
      <text:p text:style-name="Default_20_Style"/>
      <text:p text:style-name="Default_20_Style"><text:span text:style-name="T19">OUT –</text:span><text:span text:style-name="T2"> </text:span><text:span text:style-name="T1">RHINE STYLE </text:span></text:p>
      <text:p text:style-name="Default_20_Style"/>
      <text:p text:style-name="P12">With its narrow and tall form it's  suitable to contain young red wines that must be consumed in a short period. </text:p>
      <text:p text:style-name="Default_20_Style"/>
      <text:p text:style-name="Default_20_Style"/>
      <text:p text:style-name="Default_20_Style"/>
      <text:p text:style-name="Default_20_Style"><text:span text:style-name="T19">OUT – </text:span><text:span text:style-name="T1">BURGUNDIAN STYLE</text:span></text:p>
      <text:p text:style-name="Default_20_Style"/>
      <text:p text:style-name="P12">The bottle that always contains refined wines. Its original shape with sloping shoulders enhances the complexity of its wine. </text:p>
      <text:p text:style-name="Default_20_Style"/>
      <text:p text:style-name="Default_20_Style"/>
      <text:p text:style-name="Default_20_Style"/>
      <text:p text:style-name="Default_20_Style"><text:span text:style-name="T16">OK – </text:span><text:span text:style-name="T15">CHAMPAGNE STYLE</text:span></text:p>
      <text:p text:style-name="Default_20_Style"/>
      <text:p text:style-name="P7">It's the suggested bottle for important occasions that usually don't repeat twice in the life of a person!</text:p>
      <text:p text:style-name="Default_20_Style"/>
      <text:p text:style-name="Default_20_Style"/>
      <text:p text:style-name="Default_20_Style"/>
      <text:p text:style-name="Default_20_Style"><text:span text:style-name="T16">OK - </text:span><text:span text:style-name="T15">LYRICH STYLE</text:span></text:p>
      <text:p text:style-name="Default_20_Style"/>
      <text:p text:style-name="P7">An unusual shape for a bottle, often used in moments that need a big dose of sweetness.</text:p>
      <text:p text:style-name="P16">FOR EXPERT</text:p>
      <text:p text:style-name="Default_20_Style"/>
      <text:h text:style-name="Heading_20_2" text:outline-level="2"><text:span text:style-name="T19">OUT – </text:span><text:span text:style-name="T7">SMALL BALLON</text:span></text:h>
      <text:p text:style-name="P1"><text:span text:style-name="T5">This is the right shape for the young red </text:span><text:span text:style-name="T5">or white wines, that helps the preservation of their freshness.</text:span></text:p>
      <text:p text:style-name="Default_20_Style"/>
      <text:h text:style-name="Heading_20_2" text:outline-level="2"><text:span text:style-name="T19"><text:line-break/>OUT – </text:span><text:span text:style-name="T7">BURGUNDY</text:span></text:h>
      <text:p text:style-name="Default_20_Style"><text:span text:style-name="T6">This is the glass for wines that aren't aged too much: t</text:span><text:span text:style-name="T20">ake your time, breath together with it and put yourself into its hands.</text:span></text:p>
      <text:p text:style-name="Default_20_Style"/>
      <text:h text:style-name="Heading_20_2" text:outline-level="2"><text:span text:style-name="T16"><text:line-break/>OK - </text:span><text:span text:style-name="T18">LARGE BALLON</text:span></text:h>
      <text:p text:style-name="P8">The maturity and the experience of a wine that has decided to occupy this space made of glass.</text:p>
      <text:p text:style-name="Default_20_Style"/>
      <text:h text:style-name="Heading_20_2" text:outline-level="2"><text:span text:style-name="T21"><text:line-break/>OUT - </text:span><text:span text:style-name="T7">FLUTE</text:span></text:h>
      <text:p text:style-name="Default_20_Style"><text:span text:style-name="T11">Beauty is perceived by the five senses and arouses pleasant sensations like a precious gift or the perlage of a great </text:span><text:span text:style-name="T12">wine.</text:span><text:span text:style-name="T11"><text:line-break/><text:line-break/></text:span><text:span text:style-name="T12">&gt;&gt;</text:span><text:span text:style-name="T13"> Wine è un accapo di troppo, se si vuole il massimo accorciare la frase.</text:span></text:p>
      <text:p text:style-name="Default_20_Style"/>
      <text:p text:style-name="Default_20_Style"/>
      <text:h text:style-name="Heading_20_2" text:outline-level="2"><text:span text:style-name="T21">OUT - </text:span><text:span text:style-name="T7">TULIP</text:span></text:h>
      <text:p text:style-name="P10">Sweetness is made of romantic gestures, with this glass you can even taste it.</text:p>
      <text:p text:style-name="Default_20_Style"/>
      <text:p text:style-name="P11">&gt;&gt; questa la lasciamo così, essendo l'ultima. La frase rende comunque</text:p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P14"><text:soft-page-break/>SUPERIOR</text:p>
      <text:p text:style-name="Default_20_Style"/>
      <text:p text:style-name="Default_20_Style"><text:span text:style-name="T16"><text:line-break/>OK – </text:span><text:span text:style-name="T14">RED</text:span></text:p>
      <text:p text:style-name="P3"><text:line-break/>If you really love drinking wine, probably you'll prefer red wines. This is the right colour of all great wines. </text:p>
      <text:p text:style-name="P13"><text:line-break/><text:line-break/></text:p>
      <text:p text:style-name="Default_20_Style"><text:span text:style-name="T21">OUT - </text:span><text:span text:style-name="T5">WHITE</text:span></text:p>
      <text:p text:style-name="P13"><text:line-break/>The white wines offer another way of interpreting wine: it can be fresh, spicy, fruity, aromatic. Just decide who you are!</text:p>
      <text:p text:style-name="Default_20_Style"/>
      <text:p text:style-name="Default_20_Style"><text:span text:style-name="T8">&gt;&gt; The ice </text:span><text:span text:style-name="T13">è un accapo di troppo, se si vuole il massimo accorciare la frase.</text:span></text:p>
      <text:p text:style-name="P13"><text:s/></text:p>
      <text:p text:style-name="Default_20_Style"/>
      <text:p text:style-name="Default_20_Style"><text:span text:style-name="T16">OK – </text:span><text:span text:style-name="T14">SPARKLING</text:span></text:p>
      <text:p text:style-name="P3"><text:line-break/>Elegance and taste marry perfectly in these sparkling works of art signed by Dom Perignon, Moet Chandon...</text:p>
      <text:p text:style-name="Default_20_Style"/>
      <text:p text:style-name="Default_20_Style"/>
      <text:p text:style-name="Default_20_Style"><text:span text:style-name="T16">OK – </text:span><text:span text:style-name="T14">SWEET</text:span></text:p>
      <text:p text:style-name="P3"><text:line-break/>Wines that are the heap of fragrances, tastes, history. A wine that reveals all in a sudden its richness.</text:p>
      <text:p text:style-name="Default_20_Style"/>
      <text:p text:style-name="Default_20_Style"><text:span text:style-name="T21"><text:line-break/>OUT - </text:span><text:span text:style-name="T5">SPIRIT</text:span></text:p>
      <text:p text:style-name="P13"><text:line-break/>The roots of every different country immerse into the aromas of these liqueurs. Bon voyage!</text:p>
      <text:p text:style-name="Default_20_Style"/>
      <text:p text:style-name="P15"/>
      <text:p text:style-name="Default_20_Sty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eworthy-Light" svg:font-family="Noteworthy-Light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Default_20_Style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"/>
    </style:style>
    <style:style style:name="Caption" style:family="paragraph" style:parent-style-name="Default_20_Style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Default_20_Style" style:default-outline-level="" style:class="index">
      <style:paragraph-properties text:number-lines="false" text:line-number="0"/>
      <style:text-properties style:font-name-complex="Mangal"/>
    </style:style>
    <style:style style:name="Default_20_Style" style:display-name="Default Style" style:family="paragraph" style:default-outline-level="">
      <style:paragraph-properties fo:orphans="0" fo:widows="0" fo:hyphenation-ladder-count="no-limit" style:punctuation-wrap="simple" style:writing-mode="lr-tb"/>
      <style:text-properties fo:color="#00000a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ext_20_Body" style:display-name="Text Body" style:family="paragraph" style:parent-style-name="Default_20_Style" style:default-outline-level="">
      <style:paragraph-properties fo:margin-top="0cm" fo:margin-bottom="0.212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06:42:48.429</meta:creation-date>
    <dc:date>2013-10-16T21:48:34</dc:date>
    <meta:editing-cycles>28</meta:editing-cycles>
    <meta:editing-duration>PT2H33M15S</meta:editing-duration>
    <meta:generator>OpenOffice.org/3.4$Unix OpenOffice.org_project/340m1$Build-9590</meta:generator>
    <meta:document-statistic meta:table-count="0" meta:image-count="0" meta:object-count="0" meta:page-count="4" meta:paragraph-count="48" meta:word-count="484" meta:character-count="2650"/>
  </office:meta>
</office:document-meta>
</file>